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Tahoma" svg:font-family="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aac4" officeooo:paragraph-rsid="0000aac4"/>
    </style:style>
    <style:style style:name="P2" style:family="paragraph" style:parent-style-name="Standard">
      <style:text-properties officeooo:rsid="0001a9a4" officeooo:paragraph-rsid="0001a9a4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d4d4d4" style:font-name="Droid Sans Mono" fo:font-size="10.5pt" fo:letter-spacing="normal" fo:font-weight="normal" fo:background-color="#1e1e1e"/>
    </style:style>
    <style:style style:name="P5" style:family="paragraph" style:parent-style-name="Text_20_body">
      <style:text-properties fo:font-variant="normal" fo:text-transform="none" fo:color="#444444" fo:letter-spacing="normal" officeooo:rsid="0001a9a4" officeooo:paragraph-rsid="0001a9a4" style:font-name-asian="Tahoma" style:font-size-asian="10.5pt" style:font-style-asian="normal" style:font-weight-asian="normal"/>
    </style:style>
    <style:style style:name="P6" style:family="paragraph" style:parent-style-name="Text_20_body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444444" fo:letter-spacing="normal"/>
    </style:style>
    <style:style style:name="P7" style:family="paragraph" style:parent-style-name="Text_20_body" style:list-style-name="L1">
      <style:paragraph-properties fo:margin-left="0.265cm" fo:margin-right="0.265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444444" fo:letter-spacing="normal"/>
    </style:style>
    <style:style style:name="T1" style:family="text">
      <style:text-properties style:font-name="Tahoma" fo:font-style="normal" officeooo:rsid="0004d445"/>
    </style:style>
    <style:style style:name="T2" style:family="text">
      <style:text-properties style:font-name="Tahoma" fo:font-size="10.5pt" fo:font-style="normal" fo:font-weight="normal"/>
    </style:style>
    <style:style style:name="T3" style:family="text">
      <style:text-properties style:font-name="Tahoma" fo:font-size="10.5pt" fo:font-style="normal" fo:font-weight="normal" officeooo:rsid="0004d445"/>
    </style:style>
    <style:style style:name="T4" style:family="text">
      <style:text-properties style:font-name-asian="Tahoma" style:font-size-asian="10.5pt" style:font-style-asian="normal" style:font-weight-asian="normal"/>
    </style:style>
    <style:style style:name="T5" style:family="text">
      <style:text-properties fo:color="#9cdcfe"/>
    </style:style>
    <style:style style:name="T6" style:family="text">
      <style:text-properties fo:color="#b5cea8"/>
    </style:style>
    <style:style style:name="T7" style:family="text">
      <style:text-properties fo:color="#ce9178"/>
    </style:style>
    <text:list-style style:name="L1">
      <text:list-level-style-number text:level="1" text:style-name="Numbering_20_Symbols" style:num-suffix="." style:num-format="1">
        <style:list-level-properties text:space-before="0.52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scode在linux下调试python的一些说明</text:p>
      <text:p text:style-name="P1">1 如何指定调试的python的版本</text:p>
      <text:p text:style-name="P1">参考如下文章：</text:p>
      <text:p text:style-name="P2"><text:a xlink:type="simple" xlink:href="http://www.cnblogs.com/Eric-Young/p/6393513.html" text:style-name="Internet_20_link" text:visited-style-name="Visited_20_Internet_20_Link">http://www.cnblogs.com/Eric-Young/p/6393513.html</text:a></text:p>
      <text:p text:style-name="P5">配置相关环境变量</text:p>
      <text:list xml:id="list5749027458231127792" text:style-name="L1">
        <text:list-item>
          <text:p text:style-name="P7"><text:span text:style-name="T4">修改用户设置</text:span><text:span text:style-name="T2">-settings.json</text:span><text:span text:style-name="T4">，</text:span></text:p>
        </text:list-item>
      </text:list>
      <text:p text:style-name="P6">        <text:span text:style-name="T4">将</text:span><text:span text:style-name="T2">"python.pythonPath": "python",</text:span><text:span text:style-name="T4">的值修改</text:span><text:span text:style-name="T2">python</text:span><text:span text:style-name="T4">安装路径；</text:span></text:p>
      <text:p text:style-name="P6">        <text:span text:style-name="T4">可能是转义符的问题，</text:span><text:span text:style-name="T2">\</text:span><text:span text:style-name="T4">必须使用</text:span><text:span text:style-name="T2">\\</text:span><text:span text:style-name="T4">转义才能正常使用，如：</text:span></text:p>
      <text:p text:style-name="P6">        <text:span text:style-name="T2">"C:</text:span><text:a xlink:type="simple" xlink:href="smb://Users//1231546//AppData//Local//Programs//Python//Python35-32//python.exe" text:style-name="Internet_20_link" text:visited-style-name="Visited_20_Internet_20_Link"><text:span text:style-name="T2">\\Users\\1231546\\AppData\\Local\\Programs\\Python\\Python35-32\\python.exe</text:span></text:a><text:span text:style-name="T2">"</text:span></text:p>
      <text:p text:style-name="P6"><text:span text:style-name="T2">我的修改如下：</text:span></text:p>
      <text:p text:style-name="P6"><text:span text:style-name="T2">在-</text:span><text:span text:style-name="T3">settings.json中修改python的路径为Python3的路径</text:span></text:p>
      <text:p text:style-name="P4"><text:span text:style-name="T1">{</text:span></text:p>
      <text:p text:style-name="P3"><text:span text:style-name="T5">"window.zoomLevel"</text:span>: <text:span text:style-name="T6">2</text:span>,</text:p>
      <text:p text:style-name="P3"><text:span text:style-name="T5">"python.pythonPath"</text:span>: <text:span text:style-name="T7">"/usr/bin/python3"</text:span></text:p>
      <text:p text:style-name="P3">}</text:p>
      <text:p text:style-name="P6"><text:span text:style-name="T3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Tahoma" svg:font-family="Tahom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0:14:37.528325254</meta:creation-date>
    <dc:date>2017-07-04T10:17:14.323584758</dc:date>
    <meta:editing-duration>PT2M3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17" meta:character-count="415" meta:non-whitespace-character-count="387"/>
  </office:meta>
</office:document-meta>
</file>